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shadow="none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Přehled kapitol BP</text:span>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 text:style-name="P2"><text:span text:style-name="T2">Vojtěch Večeřa</text:span></text:p>
            <text:p text:style-name="P2"><text:span text:style-name="T2">2016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Metody šifrování a hešování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Obsah: </text:span>3DES, AES, SHA-1, SHA-256</text:p>
              </text:list-item>
              <text:list-item>
                <text:p><text:span text:style-name="T3">Stav:</text:span> mám hotovo 98% – použiji celou kapitolu ze semestrálního projekt, možná odeberu SHA-1 algoritmu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<text:span text:style-name="T1">Paralelní výpočty na GPU a OpenCL</text:span></text:p>
          </draw:text-box>
        </draw:frame>
        <draw:frame presentation:style-name="pr4" draw:layer="layout" svg:width="25.2cm" svg:height="12.179cm" svg:x="1.383cm" svg:y="5.18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Obsah:</text:span> úvod do problematiky paralelních výpočtů, OpenCL – architektura + modely</text:p>
              </text:list-item>
              <text:list-item>
                <text:p><text:span text:style-name="T3">Stav:</text:span> mám hotovo 95% – použiji celou kapitolu ze semestrálního projekt, doplním barevné obrázk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<text:span text:style-name="T1">Nástroj Wrathio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Obsah:</text:span> Popis nástroje a jeho částí</text:p>
              </text:list-item>
              <text:list-item>
                <text:p><text:span text:style-name="T4">Stav:</text:span> mám hotovo 90% – použiji celou kapitolu ze semestrálního projekt, doplním barevné obrázky a <text:span text:style-name="T5">referenci na clanek o Wrathionu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<text:span text:style-name="T1">Analýza formátů .ZIP a .7z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Obsah:</text:span> Popis formátů a jejich vnitřní struktury, srovnání .ZIP a .7z </text:p>
              </text:list-item>
              <text:list-item>
                <text:p><text:span text:style-name="T3">Stav:</text:span> mám hotovo 90% – použiji celou kapitolu ze semestrálního projekt, doplním barevné obrázky, možná doplním nějaké informace, které jsem opomněl nebo nepřesně popsa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 text:style-name="P1"><text:span text:style-name="T1">Návrh modulů</text:span></text:p>
          </draw:text-box>
        </draw:frame>
        <draw:frame presentation:style-name="pr4" draw:layer="layout" svg:width="25.2cm" svg:height="12.179cm" svg:x="1.4cm" svg:y="5.021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Obsah:</text:span><text:span text:style-name="T5"> Návrh algoritmů pro ověření hesel formátů .ZIP a .7z</text:span></text:p>
              </text:list-item>
              <text:list-item>
                <text:p><text:span text:style-name="T3">Stav:</text:span> mám hotovo 95% – použiji celou kapitolu ze semestrálního projekt</text:p>
                <text:list>
                  <text:list-item>
                    <text:p>Chci konzultovat momentální podobu algoritmů a zda není potřeba dodefinovat některé proměnné apo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 text:style-name="P1"><text:span text:style-name="T1">Implementac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Obsah:</text:span><text:span text:style-name="T5"> Zmínění co bylo použito za funkce, algoritmy, kde jsem se čím inspiroval a co jsem si, kde půjčil. Popis rozdílu v algoritmech pro ověřování hesel. Shrnutí co přesně bylo naimplementováno.</text:span></text:p>
              </text:list-item>
              <text:list-item>
                <text:p><text:span text:style-name="T3">Stav:</text:span> Mám hotovo 0% - plánuji začít psát příští týden až doimplementuju a udělám experimenty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 text:style-name="P1"><text:span text:style-name="T1">Experimenty a srovnání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Obsah:</text:span> Vyhodnocení experimentů a srovnáních s dalšími nástroji.</text:p>
              </text:list-item>
              <text:list-item>
                <text:p><text:span text:style-name="T3">Stav:</text:span> Mám hotovo 0% – začnu psát po napsání implementace. Experimenty jako takové chci provést po implementaci, výhledově konec tohoto týdne / začátkem příštíh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23:01:06.741818058</meta:creation-date>
    <dc:date>2016-04-20T23:46:39.391258713</dc:date>
    <meta:editing-duration>PT9M58S</meta:editing-duration>
    <meta:editing-cycles>1</meta:editing-cycles>
    <meta:document-statistic meta:object-count="65"/>
    <meta:generator>LibreOffice/4.2.8.2$Linux_X86_64 LibreOffice_project/420m0$Build-2</meta:generator>
  </office:meta>
</office:document-meta>
</file>